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7.14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22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0c2cd" fo:font-weight="bold" style:font-weight-asian="bold" style:font-weight-complex="bold"/>
    </style:style>
    <style:style style:name="ce2" style:family="table-cell" style:parent-style-name="Default">
      <style:text-properties fo:color="#e0c2c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Markdow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<text:s/>Formspec element </text:p>
          </table:table-cell>
          <table:table-cell table:style-name="ce3" office:value-type="string" calcext:value-type="string">
            <text:p>Widget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1">
          <table:table-cell table:formula="of:=&quot;| &quot;&amp;[.C2]&amp;&quot; | &quot;&amp;[.D2]&amp;&quot; | &quot;&amp;[.B2] &amp;&quot; |&quot;" office:value-type="string" office:string-value="|  size[W,H]  | - |  Done  |" calcext:value-type="string">
            <text:p>| <text:s/>size[W,H] <text:s/>| - 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size[W,H]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level</text:p>
          </table:table-cell>
          <table:table-cell table:number-columns-repeated="1019"/>
        </table:table-row>
        <table:table-row table:style-name="ro1">
          <table:table-cell table:formula="of:=&quot;| &quot;&amp;[.C3]&amp;&quot; | &quot;&amp;[.D3]&amp;&quot; | &quot;&amp;[.B3] &amp;&quot; |&quot;" office:value-type="string" office:string-value="|  position[X,Y]  | - |  Not started  |" calcext:value-type="string">
            <text:p>| <text:s/>position[X,Y] <text:s/>| - 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position[X,Y]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level</text:p>
          </table:table-cell>
          <table:table-cell table:number-columns-repeated="1019"/>
        </table:table-row>
        <table:table-row table:style-name="ro1">
          <table:table-cell table:formula="of:=&quot;| &quot;&amp;[.C4]&amp;&quot; | &quot;&amp;[.D4]&amp;&quot; | &quot;&amp;[.B4] &amp;&quot; |&quot;" office:value-type="string" office:string-value="|  anchor[X,Y]  | - |  Not started  |" calcext:value-type="string">
            <text:p>| <text:s/>anchor[X,Y] <text:s/>| - 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anchor[X,Y]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level</text:p>
          </table:table-cell>
          <table:table-cell table:number-columns-repeated="1019"/>
        </table:table-row>
        <table:table-row table:style-name="ro1">
          <table:table-cell table:formula="of:=&quot;| &quot;&amp;[.C5]&amp;&quot; | &quot;&amp;[.D5]&amp;&quot; | &quot;&amp;[.B5] &amp;&quot; |&quot;" office:value-type="string" office:string-value="|  no_prepend[]  | - |  Not started  |" calcext:value-type="string">
            <text:p>| <text:s/>no_prepend[] <text:s/>| - 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no_prepend[]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level</text:p>
          </table:table-cell>
          <table:table-cell table:number-columns-repeated="1019"/>
        </table:table-row>
        <table:table-row table:style-name="ro1">
          <table:table-cell table:formula="of:=&quot;| &quot;&amp;[.C6]&amp;&quot; | &quot;&amp;[.D6]&amp;&quot; | &quot;&amp;[.B6] &amp;&quot; |&quot;" office:value-type="string" office:string-value="|  container[X,Y]  | - |  Useless  |" calcext:value-type="string">
            <text:p>| <text:s/>container[X,Y] <text:s/>| - | <text:s/>Useless <text:s/>|</text:p>
          </table:table-cell>
          <table:table-cell table:style-name="ce4" office:value-type="string" calcext:value-type="string">
            <text:p><text:s/>Useless </text:p>
          </table:table-cell>
          <table:table-cell table:style-name="ce4" office:value-type="string" calcext:value-type="string">
            <text:p><text:s/>container[X,Y] 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string" calcext:value-type="string">
            <text:p>Will not be used, placement done by library</text:p>
          </table:table-cell>
          <table:table-cell table:style-name="ce4" table:number-columns-repeated="1018"/>
        </table:table-row>
        <table:table-row table:style-name="ro1">
          <table:table-cell table:formula="of:=&quot;| &quot;&amp;[.C7]&amp;&quot; | &quot;&amp;[.D7]&amp;&quot; | &quot;&amp;[.B7] &amp;&quot; |&quot;" office:value-type="string" office:string-value="|  container_end[]  | - |  Useless  |" calcext:value-type="string">
            <text:p>| <text:s/>container_end[] <text:s/>| - | <text:s/>Useless <text:s/>|</text:p>
          </table:table-cell>
          <table:table-cell table:style-name="ce4" office:value-type="string" calcext:value-type="string">
            <text:p><text:s/>Useless </text:p>
          </table:table-cell>
          <table:table-cell table:style-name="ce4" office:value-type="string" calcext:value-type="string">
            <text:p><text:s/>container_end[] 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string" calcext:value-type="string">
            <text:p>Will not be used, placement done by library</text:p>
          </table:table-cell>
          <table:table-cell table:style-name="ce4" table:number-columns-repeated="1018"/>
        </table:table-row>
        <table:table-row table:style-name="ro1">
          <table:table-cell table:formula="of:=&quot;| &quot;&amp;[.C8]&amp;&quot; | &quot;&amp;[.D8]&amp;&quot; | &quot;&amp;[.B8] &amp;&quot; |&quot;" office:value-type="string" office:string-value="|  list[invloc;listname;X,Y;W,H;]  |  ?  |  WIP  |" calcext:value-type="string">
            <text:p>| <text:s/>list[invloc;listname;X,Y;W,H;] <text:s/>| <text:s/>? <text:s/>| <text:s/>WIP <text:s/>|</text:p>
          </table:table-cell>
          <table:table-cell office:value-type="string" calcext:value-type="string">
            <text:p><text:s/>WIP </text:p>
          </table:table-cell>
          <table:table-cell office:value-type="string" calcext:value-type="string">
            <text:p><text:s/>list[invloc;listname;X,Y;W,H;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9]&amp;&quot; | &quot;&amp;[.D9]&amp;&quot; | &quot;&amp;[.B9] &amp;&quot; |&quot;" office:value-type="string" office:string-value="|  list[invloc;listname;X,Y;W,H;index]  |  ?  |  Not started  |" calcext:value-type="string">
            <text:p>| <text:s/>list[invloc;listname;X,Y;W,H;index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[invloc;listname;X,Y;W,H;index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0]&amp;&quot; | &quot;&amp;[.D10]&amp;&quot; | &quot;&amp;[.B10] &amp;&quot; |&quot;" office:value-type="string" office:string-value="|  listring[invloc;listname]  |  ?  | WIP |" calcext:value-type="string">
            <text:p>| <text:s/>listring[invloc;listname] <text:s/>| <text:s/>? <text:s/>| WIP |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<text:s/>listring[invloc;listname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1]&amp;&quot; | &quot;&amp;[.D11]&amp;&quot; | &quot;&amp;[.B11] &amp;&quot; |&quot;" office:value-type="string" office:string-value="|  listring[]  |  ?  |  Not started  |" calcext:value-type="string">
            <text:p>| <text:s/>listring[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ring[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2]&amp;&quot; | &quot;&amp;[.D12]&amp;&quot; | &quot;&amp;[.B12] &amp;&quot; |&quot;" office:value-type="string" office:string-value="|  listcolors[bgcolor;bgcolorhover]  |  ?  |  Not started  |" calcext:value-type="string">
            <text:p>| <text:s/>listcolors[bgcolor;bgcolorhove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colors[bgcolor;bgcolorhove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3]&amp;&quot; | &quot;&amp;[.D13]&amp;&quot; | &quot;&amp;[.B13] &amp;&quot; |&quot;" office:value-type="string" office:string-value="|  listcolors[bgcolor;bgcolorhover;border]  |  ?  |  Not started  |" calcext:value-type="string">
            <text:p>| <text:s/>listcolors[bgcolor;bgcolorhover;borde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colors[bgcolor;bgcolorhover;borde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4]&amp;&quot; | &quot;&amp;[.D14]&amp;&quot; | &quot;&amp;[.B14] &amp;&quot; |&quot;" office:value-type="string" office:string-value="|  listcolors[bgcolor;bgcolorhover;border;tooltip_bg;tooltip_fontcolor]  |  ?  |  Not started  |" calcext:value-type="string">
            <text:p>| <text:s/>listcolors[bgcolor;bgcolorhover;border;tooltip_bg;tooltip_fontcolo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colors[bgcolor;bgcolorhover;border;tooltip_bg;tooltip_fontcolo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5]&amp;&quot; | &quot;&amp;[.D15]&amp;&quot; | &quot;&amp;[.B15] &amp;&quot; |&quot;" office:value-type="string" office:string-value="|  tooltip[id;text;bgcolor;fontcolor]  |  ?  |  Not started  |" calcext:value-type="string">
            <text:p>| <text:s/>tooltip[id;text;bgcolor;fontcolo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ooltip[id;text;bgcolor;fontcolo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6]&amp;&quot; | &quot;&amp;[.D16]&amp;&quot; | &quot;&amp;[.B16] &amp;&quot; |&quot;" office:value-type="string" office:string-value="|  tooltip[X,Y;W,H;text;bgcolor;fontcolor]  |  ?  |  Not started  |" calcext:value-type="string">
            <text:p>| <text:s/>tooltip[X,Y;W,H;text;bgcolor;fontcolo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ooltip[X,Y;W,H;text;bgcolor;fontcolo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7]&amp;&quot; | &quot;&amp;[.D17]&amp;&quot; | &quot;&amp;[.B17] &amp;&quot; |&quot;" office:value-type="string" office:string-value="|  image[X,Y;W,H;texture]  |  ?  |  Not started  |" calcext:value-type="string">
            <text:p>| <text:s/>image[X,Y;W,H;texture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image[X,Y;W,H;texture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8]&amp;&quot; | &quot;&amp;[.D18]&amp;&quot; | &quot;&amp;[.B18] &amp;&quot; |&quot;" office:value-type="string" office:string-value="|  item_image[X,Y;W,H;itemname]  |  ?  |  Not started  |" calcext:value-type="string">
            <text:p>| <text:s/>item_image[X,Y;W,H;itemname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item_image[X,Y;W,H;itemname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9]&amp;&quot; | &quot;&amp;[.D19]&amp;&quot; | &quot;&amp;[.B19] &amp;&quot; |&quot;" office:value-type="string" office:string-value="|  bgcolor[color;fullscreen]  |  |  Not started  |" calcext:value-type="string">
            <text:p>| <text:s/>bgcolor[color;fullscreen] <text:s/>|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bgcolor[color;fullscreen] </text:p>
          </table:table-cell>
          <table:table-cell/>
          <table:table-cell office:value-type="string" calcext:value-type="string">
            <text:p><text:s/>Form level </text:p>
          </table:table-cell>
          <table:table-cell table:number-columns-repeated="1019"/>
        </table:table-row>
        <table:table-row table:style-name="ro1">
          <table:table-cell table:formula="of:=&quot;| &quot;&amp;[.C20]&amp;&quot; | &quot;&amp;[.D20]&amp;&quot; | &quot;&amp;[.B20] &amp;&quot; |&quot;" office:value-type="string" office:string-value="|  background[X,Y;W,H;texture]  |  |  Not started  |" calcext:value-type="string">
            <text:p>| <text:s/>background[X,Y;W,H;texture] <text:s/>|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background[X,Y;W,H;texture] </text:p>
          </table:table-cell>
          <table:table-cell/>
          <table:table-cell office:value-type="string" calcext:value-type="string">
            <text:p><text:s/>Form level </text:p>
          </table:table-cell>
          <table:table-cell table:number-columns-repeated="1019"/>
        </table:table-row>
        <table:table-row table:style-name="ro1">
          <table:table-cell table:formula="of:=&quot;| &quot;&amp;[.C21]&amp;&quot; | &quot;&amp;[.D21]&amp;&quot; | &quot;&amp;[.B21] &amp;&quot; |&quot;" office:value-type="string" office:string-value="|  background[X,Y;W,H;texture;auto_clip]  |  |  Not started  |" calcext:value-type="string">
            <text:p>| <text:s/>background[X,Y;W,H;texture;auto_clip] <text:s/>|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background[X,Y;W,H;texture;auto_clip] </text:p>
          </table:table-cell>
          <table:table-cell/>
          <table:table-cell office:value-type="string" calcext:value-type="string">
            <text:p><text:s/>Form level </text:p>
          </table:table-cell>
          <table:table-cell table:number-columns-repeated="1019"/>
        </table:table-row>
        <table:table-row table:style-name="ro1">
          <table:table-cell table:formula="of:=&quot;| &quot;&amp;[.C22]&amp;&quot; | &quot;&amp;[.D22]&amp;&quot; | &quot;&amp;[.B22] &amp;&quot; |&quot;" office:value-type="string" office:string-value="|  pwdfield[X,Y;W,H;name;label]  |  field  |  Done  |" calcext:value-type="string">
            <text:p>| <text:s/>pwdfield[X,Y;W,H;name;label] <text:s/>| <text:s/>field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pwdfield[X,Y;W,H;name;label] </text:p>
          </table:table-cell>
          <table:table-cell office:value-type="string" calcext:value-type="string">
            <text:p><text:s/>field </text:p>
          </table:table-cell>
          <table:table-cell table:number-columns-repeated="1020"/>
        </table:table-row>
        <table:table-row table:style-name="ro1">
          <table:table-cell table:formula="of:=&quot;| &quot;&amp;[.C23]&amp;&quot; | &quot;&amp;[.D23]&amp;&quot; | &quot;&amp;[.B23] &amp;&quot; |&quot;" office:value-type="string" office:string-value="|  field[X,Y;W,H;name;label;default]  |  field  |  Done  |" calcext:value-type="string">
            <text:p>| <text:s/>field[X,Y;W,H;name;label;default] <text:s/>| <text:s/>field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field[X,Y;W,H;name;label;default] </text:p>
          </table:table-cell>
          <table:table-cell office:value-type="string" calcext:value-type="string">
            <text:p><text:s/>field </text:p>
          </table:table-cell>
          <table:table-cell table:number-columns-repeated="1020"/>
        </table:table-row>
        <table:table-row table:style-name="ro1">
          <table:table-cell table:formula="of:=&quot;| &quot;&amp;[.C24]&amp;&quot; | &quot;&amp;[.D24]&amp;&quot; | &quot;&amp;[.B24] &amp;&quot; |&quot;" office:value-type="string" office:string-value="|  field[name;label;default]  |  field  |  Done  |" calcext:value-type="string">
            <text:p>| <text:s/>field[name;label;default] <text:s/>| <text:s/>field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field[name;label;default] </text:p>
          </table:table-cell>
          <table:table-cell office:value-type="string" calcext:value-type="string">
            <text:p><text:s/>field </text:p>
          </table:table-cell>
          <table:table-cell table:number-columns-repeated="1020"/>
        </table:table-row>
        <table:table-row table:style-name="ro1">
          <table:table-cell table:formula="of:=&quot;| &quot;&amp;[.C25]&amp;&quot; | &quot;&amp;[.D25]&amp;&quot; | &quot;&amp;[.B25] &amp;&quot; |&quot;" office:value-type="string" office:string-value="|  field_close_on_enter[name;close_on_enter]  |  field  |  Not started  |" calcext:value-type="string">
            <text:p>| <text:s/>field_close_on_enter[name;close_on_enter] <text:s/>| <text:s/>field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field_close_on_enter[name;close_on_enter] </text:p>
          </table:table-cell>
          <table:table-cell office:value-type="string" calcext:value-type="string">
            <text:p><text:s/>field </text:p>
          </table:table-cell>
          <table:table-cell table:number-columns-repeated="1020"/>
        </table:table-row>
        <table:table-row table:style-name="ro1">
          <table:table-cell table:formula="of:=&quot;| &quot;&amp;[.C26]&amp;&quot; | &quot;&amp;[.D26]&amp;&quot; | &quot;&amp;[.B26] &amp;&quot; |&quot;" office:value-type="string" office:string-value="|  textarea[X,Y;W,H;name;label;default]  |  ?  |  Not started  |" calcext:value-type="string">
            <text:p>| <text:s/>textarea[X,Y;W,H;name;label;default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extarea[X,Y;W,H;name;label;default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27]&amp;&quot; | &quot;&amp;[.D27]&amp;&quot; | &quot;&amp;[.B27] &amp;&quot; |&quot;" office:value-type="string" office:string-value="|  label[X,Y;label]  |  label  |  Done  |" calcext:value-type="string">
            <text:p>| <text:s/>label[X,Y;label] <text:s/>| <text:s/>label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label[X,Y;label] </text:p>
          </table:table-cell>
          <table:table-cell office:value-type="string" calcext:value-type="string">
            <text:p><text:s/>label </text:p>
          </table:table-cell>
          <table:table-cell table:number-columns-repeated="1020"/>
        </table:table-row>
        <table:table-row table:style-name="ro1">
          <table:table-cell table:formula="of:=&quot;| &quot;&amp;[.C28]&amp;&quot; | &quot;&amp;[.D28]&amp;&quot; | &quot;&amp;[.B28] &amp;&quot; |&quot;" office:value-type="string" office:string-value="|  vertlabel[X,Y;label]  |  label  |  Done  |" calcext:value-type="string">
            <text:p>| <text:s/>vertlabel[X,Y;label] <text:s/>| <text:s/>label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vertlabel[X,Y;label] </text:p>
          </table:table-cell>
          <table:table-cell office:value-type="string" calcext:value-type="string">
            <text:p><text:s/>label </text:p>
          </table:table-cell>
          <table:table-cell table:number-columns-repeated="1020"/>
        </table:table-row>
        <table:table-row table:style-name="ro1">
          <table:table-cell table:formula="of:=&quot;| &quot;&amp;[.C29]&amp;&quot; | &quot;&amp;[.D29]&amp;&quot; | &quot;&amp;[.B29] &amp;&quot; |&quot;" office:value-type="string" office:string-value="|  button[X,Y;W,H;name;label]  |  button  |  Done  |" calcext:value-type="string">
            <text:p>| <text:s/>button[X,Y;W,H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button[X,Y;W,H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0]&amp;&quot; | &quot;&amp;[.D30]&amp;&quot; | &quot;&amp;[.B30] &amp;&quot; |&quot;" office:value-type="string" office:string-value="|  image_button[X,Y;W,H;image;name;label]  |  button  |  Done  |" calcext:value-type="string">
            <text:p>| <text:s/>image_button[X,Y;W,H;image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image_button[X,Y;W,H;image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1]&amp;&quot; | &quot;&amp;[.D31]&amp;&quot; | &quot;&amp;[.B31] &amp;&quot; |&quot;" office:value-type="string" office:string-value="|  image_button[X,Y;W,H;image;name;label;noclip;drawborder;pressedimage]  |  button  |  Not started  |" calcext:value-type="string">
            <text:p>| <text:s/>image_button[X,Y;W,H;image;name;label;noclip;drawborder;pressedimage] <text:s/>| <text:s/>button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image_button[X,Y;W,H;image;name;label;noclip;drawborder;pressedimage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2]&amp;&quot; | &quot;&amp;[.D32]&amp;&quot; | &quot;&amp;[.B32] &amp;&quot; |&quot;" office:value-type="string" office:string-value="|  item_image_button[X,Y;W,H;item name;name;label]  |  button  |  Done  |" calcext:value-type="string">
            <text:p>| <text:s/>item_image_button[X,Y;W,H;item name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item_image_button[X,Y;W,H;item name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3]&amp;&quot; | &quot;&amp;[.D33]&amp;&quot; | &quot;&amp;[.B33] &amp;&quot; |&quot;" office:value-type="string" office:string-value="|  button_exit[X,Y;W,H;name;label]  |  button  |  Done  |" calcext:value-type="string">
            <text:p>| <text:s/>button_exit[X,Y;W,H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button_exit[X,Y;W,H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4]&amp;&quot; | &quot;&amp;[.D34]&amp;&quot; | &quot;&amp;[.B34] &amp;&quot; |&quot;" office:value-type="string" office:string-value="|  image_button_exit[X,Y;W,H;image;name;label]  |  button  |  Done  |" calcext:value-type="string">
            <text:p>| <text:s/>image_button_exit[X,Y;W,H;image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image_button_exit[X,Y;W,H;image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5]&amp;&quot; | &quot;&amp;[.D35]&amp;&quot; | &quot;&amp;[.B35] &amp;&quot; |&quot;" office:value-type="string" office:string-value="|  textlist[X,Y;W,H;name;listelem 1,listelem 2,...,listelem n]  |  ?  |  Not started  |" calcext:value-type="string">
            <text:p>| <text:s/>textlist[X,Y;W,H;name;listelem 1,listelem 2,...,listelem n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extlist[X,Y;W,H;name;listelem 1,listelem 2,...,listelem n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36]&amp;&quot; | &quot;&amp;[.D36]&amp;&quot; | &quot;&amp;[.B36] &amp;&quot; |&quot;" office:value-type="string" office:string-value="|  tabheader[X,Y;name;caption 1,caption 2,...,caption n;current_tab;transparent;draw_border]  |  ?  |  Not started  |" calcext:value-type="string">
            <text:p>| <text:s/>tabheader[X,Y;name;caption 1,caption 2,...,caption n;current_tab;transparent;draw_borde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abheader[X,Y;name;caption 1,caption 2,...,caption n;current_tab;transparent;draw_borde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37]&amp;&quot; | &quot;&amp;[.D37]&amp;&quot; | &quot;&amp;[.B37] &amp;&quot; |&quot;" office:value-type="string" office:string-value="|  textlist[X,Y;W,H;name;listelem 1,listelem 2,...,listelem n;selected idx;transparent]  |  ?  |  Not started  |" calcext:value-type="string">
            <text:p>| <text:s/>textlist[X,Y;W,H;name;listelem 1,listelem 2,...,listelem n;selected idx;transparent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extlist[X,Y;W,H;name;listelem 1,listelem 2,...,listelem n;selected idx;transparent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38]&amp;&quot; | &quot;&amp;[.D38]&amp;&quot; | &quot;&amp;[.B38] &amp;&quot; |&quot;" office:value-type="string" office:string-value="|  box[X,Y;W,H;color]  |  vbox/hbox  |  Not started  |" calcext:value-type="string">
            <text:p>| <text:s/>box[X,Y;W,H;color] <text:s/>| <text:s/>vbox/hbox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box[X,Y;W,H;color] </text:p>
          </table:table-cell>
          <table:table-cell office:value-type="string" calcext:value-type="string">
            <text:p><text:s/>vbox/hbox </text:p>
          </table:table-cell>
          <table:table-cell table:number-columns-repeated="1020"/>
        </table:table-row>
        <table:table-row table:style-name="ro1">
          <table:table-cell table:formula="of:=&quot;| &quot;&amp;[.C39]&amp;&quot; | &quot;&amp;[.D39]&amp;&quot; | &quot;&amp;[.B39] &amp;&quot; |&quot;" office:value-type="string" office:string-value="|  checkbox[X,Y;id;label;selected]  |  checkbox  |  WIP  |" calcext:value-type="string">
            <text:p>| <text:s/>checkbox[X,Y;id;label;selected] <text:s/>| <text:s/>checkbox <text:s/>| <text:s/>WIP <text:s/>|</text:p>
          </table:table-cell>
          <table:table-cell office:value-type="string" calcext:value-type="string">
            <text:p><text:s/>WIP </text:p>
          </table:table-cell>
          <table:table-cell office:value-type="string" calcext:value-type="string">
            <text:p><text:s/>checkbox[X,Y;id;label;selected] </text:p>
          </table:table-cell>
          <table:table-cell office:value-type="string" calcext:value-type="string">
            <text:p><text:s/>checkbox </text:p>
          </table:table-cell>
          <table:table-cell table:number-columns-repeated="1020"/>
        </table:table-row>
        <table:table-row table:style-name="ro1">
          <table:table-cell table:formula="of:=&quot;| &quot;&amp;[.C40]&amp;&quot; | &quot;&amp;[.D40]&amp;&quot; | &quot;&amp;[.B40] &amp;&quot; |&quot;" office:value-type="string" office:string-value="|  dropdown[X,Y;W;name;item 1,item 2, ...,item n;selected idx]  |  ?  |  Not started  |" calcext:value-type="string">
            <text:p>| <text:s/>dropdown[X,Y;W;name;item 1,item 2, ...,item n;selected idx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dropdown[X,Y;W;name;item 1,item 2, ...,item n;selected idx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41]&amp;&quot; | &quot;&amp;[.D41]&amp;&quot; | &quot;&amp;[.B41] &amp;&quot; |&quot;" office:value-type="string" office:string-value="|  scrollbar[X,Y;W,H;orientation;name;value]  |  ?  |  Not started  |" calcext:value-type="string">
            <text:p>| <text:s/>scrollbar[X,Y;W,H;orientation;name;value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scrollbar[X,Y;W,H;orientation;name;value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42]&amp;&quot; | &quot;&amp;[.D42]&amp;&quot; | &quot;&amp;[.B42] &amp;&quot; |&quot;" office:value-type="string" office:string-value="|  table[X,Y;W,H;name;cell 1,cell 2,...,cell n;selected idx]  |  ?  |  Not started  |" calcext:value-type="string">
            <text:p>| <text:s/>table[X,Y;W,H;name;cell 1,cell 2,...,cell n;selected idx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able[X,Y;W,H;name;cell 1,cell 2,...,cell n;selected idx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43]&amp;&quot; | &quot;&amp;[.D43]&amp;&quot; | &quot;&amp;[.B43] &amp;&quot; |&quot;" office:value-type="string" office:string-value="|  tablecolumns[type 1,opt 1a,opt 1b,...;type 2,opt 2a,opt 2b;...]  |  ?   |  Not started  |" calcext:value-type="string">
            <text:p>| <text:s/>tablecolumns[type 1,opt 1a,opt 1b,...;type 2,opt 2a,opt 2b;...] <text:s/>| <text:s/>? <text:s text:c="2"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ablecolumns[type 1,opt 1a,opt 1b,...;type 2,opt 2a,opt 2b;...] </text:p>
          </table:table-cell>
          <table:table-cell office:value-type="string" calcext:value-type="string">
            <text:p><text:s/>? <text:s/></text:p>
          </table:table-cell>
          <table:table-cell office:value-type="string" calcext:value-type="string">
            <text:p>Not star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2:44:11.551893214</meta:creation-date>
    <dc:date>2018-12-15T13:51:12.722682516</dc:date>
    <meta:editing-duration>PT16M48S</meta:editing-duration>
    <meta:editing-cycles>11</meta:editing-cycles>
    <meta:generator>LibreOffice/6.1.2.1$Linux_X86_64 LibreOffice_project/10$Build-1</meta:generator>
    <meta:document-statistic meta:table-count="1" meta:cell-count="181" meta:object-count="0"/>
  </office:meta>
</office:document-meta>
</file>